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960000003DA1A12A161384FC51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1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1.502cm" svg:x="0.071cm" svg:y="2.166cm">
          <draw:image xlink:href="Pictures/1000020100000960000003DA1A12A161384FC51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3T20:41:11.239005056</meta:creation-date>
    <dc:date>2019-04-03T22:36:43.921494611</dc:date>
    <meta:editing-duration>PT2M13S</meta:editing-duration>
    <meta:editing-cycles>1</meta:editing-cycles>
    <meta:document-statistic meta:object-count="24"/>
    <meta:generator>LibreOffice/6.0.7.3$Linux_X86_64 LibreOffice_project/00m0$Build-3</meta:generator>
  </office:meta>
</office:document-meta>
</file>